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e0c2cd" draw:textarea-horizontal-align="justify" draw:textarea-vertical-align="middle" draw:auto-grow-height="false" fo:min-height="5.751cm" fo:min-width="9.00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Predeterminado-title">
      <style:graphic-properties draw:auto-grow-height="true"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r6" style:family="presentation" style:parent-style-name="Predeterminado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e0c2cd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3.728cm" presentation:class="title" presentation:user-transformed="true">
          <draw:text-box>
            <text:p>Componentes de la historia de vida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Demografí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custom-shape draw:style-name="gr2" draw:text-style-name="P5" draw:layer="layout" svg:width="9.5cm" svg:height="6cm" svg:x="3.5cm" svg:y="7cm">
          <text:p/>
          <draw:enhanced-geometry svg:viewBox="0 0 21600 21600" draw:text-areas="0 0 21600 21600" draw:type="pentagon-right" draw:modifiers="17619.197979160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4" draw:layer="layout" svg:width="25.199cm" svg:height="2.629cm" svg:x="1.4cm" svg:y="0.628cm" presentation:class="title">
          <draw:text-box>
            <text:p>Las historias de vida</text:p>
          </draw:text-box>
        </draw:frame>
        <draw:frame presentation:style-name="pr5" draw:layer="layout" svg:width="17.1cm" svg:height="9.134cm" svg:x="1.5cm" svg:y="3.5cm" presentation:class="outline" presentation:user-transformed="true">
          <draw:text-box>
            <text:list text:style-name="L2">
              <text:list-item>
                <text:p>Sucesos clave que permiten que poblaciones se perpetúen</text:p>
              </text:list-item>
              <text:list-item>
                <text:p/>
                <text:list>
                  <text:list-item>
                    <text:p>Crecimiento</text:p>
                  </text:list-item>
                  <text:list-item>
                    <text:p>Diferenciación</text:p>
                  </text:list-item>
                  <text:list-item>
                    <text:p>Almacenamiento</text:p>
                  </text:list-item>
                  <text:list-item>
                    <text:p>Reproducción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9.5cm" svg:height="1.673cm" svg:x="13.5cm" svg:y="9cm">
          <draw:text-box>
            <text:p><text:span text:style-name="T2">Evoluc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32">
        <draw:frame presentation:style-name="pr6" draw:text-style-name="P7" draw:layer="layout" svg:width="25.199cm" svg:height="12.19cm" svg:x="1.4cm" svg:y="0.628cm" presentation:class="subtitle">
          <draw:text-box>
            <text:p>¿Por qué y cómo es que historias de vida tan diversas y contradictorias han permitido que los organismos sobrevivan como especies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Tipos de historias de vida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3-21T11:45:35.153322855</dc:date>
    <meta:editing-duration>PT1H57M22S</meta:editing-duration>
    <meta:editing-cycles>16</meta:editing-cycles>
    <meta:generator>LibreOffice/7.3.7.2$Linux_X86_64 LibreOffice_project/30$Build-2</meta:generator>
    <meta:document-statistic meta:object-count="38"/>
  </office:meta>
</office:document-meta>
</file>